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ett Worley</text:p>
      <text:p text:style-name="Standard">CEG-3110-01</text:p>
      <text:p text:style-name="Standard"/>
      <text:p text:style-name="Standard">Test Plan</text:p>
      <text:p text:style-name="Standard"/>
      <text:p text:style-name="Standard">Test case 1:</text:p>
      <text:p text:style-name="Standard">Purpose: Test a valid string</text:p>
      <text:p text:style-name="Standard">Enter your new password: Correct_Horse#@battery20</text:p>
      <text:p text:style-name="Standard">Expected output: Valid password</text:p>
      <text:p text:style-name="Standard">Output:</text:p>
      <text:p text:style-name="P1"><text:s text:c="6"/><text:span text:style-name="T1"><text:s/>Pass<text:tab/></text:span> <text:s text:c="5"/><text:span text:style-name="T1"><text:s/>Fail</text:span></text:p>
      <text:p text:style-name="P2"/>
      <text:p text:style-name="Standard">Test case 2:</text:p>
      <text:p text:style-name="Standard">Purpose: Test invalid string that satisfies requirements 1 through 4 but is too short</text:p>
      <text:p text:style-name="Standard">Enter your new password: Do_*go13</text:p>
      <text:p text:style-name="Standard">Expected output: Invalid password</text:p>
      <text:p text:style-name="Standard">Output:</text:p>
      <text:p text:style-name="P1"><text:s text:c="6"/><text:span text:style-name="T1"><text:s/>Pass<text:tab/></text:span> <text:s text:c="5"/><text:span text:style-name="T1"><text:s/>Fail</text:span></text:p>
      <text:p text:style-name="P2"/>
      <text:p text:style-name="Standard">Test case 3:</text:p>
      <text:p text:style-name="Standard">Purpose: Test failure of requirements #1</text:p>
      <text:p text:style-name="Standard">Enter your new password: checking_(123</text:p>
      <text:p text:style-name="Standard">Expected output: Invalid password</text:p>
      <text:p text:style-name="Standard">Output:</text:p>
      <text:p text:style-name="P1"><text:s text:c="6"/><text:span text:style-name="T1"><text:s/>Pass<text:tab/></text:span> <text:s text:c="5"/><text:span text:style-name="T1"><text:s/>Fail</text:span></text:p>
      <text:p text:style-name="P2"/>
      <text:p text:style-name="Standard">Test case 4:</text:p>
      <text:p text:style-name="Standard">Purpose: Test failure of requirements #2</text:p>
      <text:p text:style-name="Standard">Enter your new password: HELLO((#88</text:p>
      <text:p text:style-name="Standard">Expected output: Invalid password</text:p>
      <text:p text:style-name="Standard">Output:</text:p>
      <text:p text:style-name="P1"><text:s text:c="6"/><text:span text:style-name="T1"><text:s/>Pass<text:tab/></text:span> <text:s text:c="5"/><text:span text:style-name="T1"><text:s/>Fail</text:span></text:p>
      <text:p text:style-name="P2"/>
      <text:p text:style-name="Standard">Test case 5:</text:p>
      <text:p text:style-name="Standard">Purpose: Test failure of requirements #3</text:p>
      <text:p text:style-name="Standard">Enter your new password: CorrectBatbattery+=</text:p>
      <text:p text:style-name="Standard">Expected output: Invalid password</text:p>
      <text:p text:style-name="Standard">Output:</text:p>
      <text:p text:style-name="P1"><text:s text:c="6"/><text:span text:style-name="T1"><text:s/>Pass<text:tab/></text:span> <text:s text:c="5"/><text:span text:style-name="T1"><text:s/>Fail</text:span></text:p>
      <text:p text:style-name="P2"/>
      <text:p text:style-name="Standard">Test case 6:</text:p>
      <text:p text:style-name="Standard">Purpose: Test failure of requirements #4</text:p>
      <text:p text:style-name="Standard">Enter your new password: RunFor&amp;&amp;);</text:p>
      <text:p text:style-name="Standard">Expected output: Invalid password</text:p>
      <text:p text:style-name="Standard">Output:</text:p>
      <text:p text:style-name="P1"><text:s text:c="6"/><text:span text:style-name="T1"><text:s/>Pass<text:tab/></text:span> <text:s text:c="5"/><text:span text:style-name="T1"><text:s/>Fail</text:span></text:p>
      <text:p text:style-name="P2"/>
      <text:p text:style-name="P2">Test case 7:</text:p>
      <text:p text:style-name="P2">Purpose: Test requirement #6</text:p>
      <text:p text:style-name="P2"><text:soft-page-break/>Enter your new password: ASD lpn256:_</text:p>
      <text:p text:style-name="P2">Expected output: Invalid password</text:p>
      <text:p text:style-name="P2">Output:</text:p>
      <text:p text:style-name="P1"><text:s text:c="6"/><text:span text:style-name="T1"><text:s/>Pass<text:tab/></text:span> <text:s text:c="5"/><text:span text:style-name="T1"><text:s/>Fail</text:span></text:p>
      <text:p text:style-name="P1"><text:span text:style-name="T1"/></text:p>
      <text:p text:style-name="P1"><text:span text:style-name="T1">Test case 8:</text:span></text:p>
      <text:p text:style-name="P1"><text:span text:style-name="T1">Purpose: Test a string that satisfies the requirements but is too long</text:span></text:p>
      <text:p text:style-name="P1"><text:span text:style-name="T1">Enter your new password: CorrectTEST()@=754389batHouse</text:span></text:p>
      <text:p text:style-name="P1"><text:span text:style-name="T1">Expected output: Invalid password</text:span></text:p>
      <text:p text:style-name="P1"><text:span text:style-name="T1">Output:</text:span></text:p>
      <text:p text:style-name="P1"><text:s text:c="6"/><text:span text:style-name="T1"><text:s/>Pass<text:tab/></text:span> <text:s text:c="5"/><text:span text:style-name="T1"><text:s/>Fa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2:55:16</meta:creation-date>
    <dc:date>2015-09-14T14:19:26</dc:date>
    <meta:editing-duration>PT1H15M40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2" meta:paragraph-count="51" meta:word-count="185" meta:character-count="1326" meta:non-whitespace-character-count="1080"/>
  </office:meta>
</office:document-meta>
</file>